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4C0000002D4A353B9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MMonoLt10" svg:font-family="LMMonoLt10"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style:tab-stops>
          <style:tab-stop style:position="0cm"/>
          <style:tab-stop style:position="13cm" style:type="right"/>
        </style:tab-stops>
      </style:paragraph-properties>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center" style:justify-single-word="false"/>
      <style:text-properties fo:font-weight="bold" style:font-weight-asian="bold" style:font-weight-complex="bold"/>
    </style:style>
    <style:style style:name="P5" style:family="paragraph" style:parent-style-name="Header">
      <style:paragraph-properties fo:text-align="start" style:justify-single-word="false">
        <style:tab-stops>
          <style:tab-stop style:position="0cm"/>
          <style:tab-stop style:position="15cm" style:type="right"/>
        </style:tab-stops>
      </style:paragraph-properties>
      <style:text-properties fo:font-size="10pt" fo:font-style="italic" style:font-size-asian="10pt" style:font-style-asian="italic" style:font-size-complex="10pt" style:font-style-complex="italic"/>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FreeMon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1382311" text:style-name="L1">
        <text:list-header>
          <text:p text:style-name="P4">TP3 – programmation shell et awk</text:p>
        </text:list-header>
      </text:list>
      <text:p text:style-name="P3"/>
      <text:p text:style-name="P3">Programmation AWK</text:p>
      <text:p text:style-name="P3"/>
      <text:p text:style-name="P2"><text:span text:style-name="T2">Exercice 1</text:span> – <text:span text:style-name="T2">Arborescences de fichier avec find</text:span><text:span text:style-name="T3"> –</text:span><text:span text:style-name="T2"> <text:s/></text:span>Reprenez l'exercice sur l'arborescence <text:span text:style-name="T5">exam</text:span> vue au TD3 en utilisant un programme <text:span text:style-name="T4">awk</text:span> pour analyser le fichier temporaire généré par l'instruction <text:span text:style-name="T4">find</text:span>. Vous disposez avec <text:span text:style-name="T4">awk</text:span> d'une instruction <text:span text:style-name="T5">system ("commande shell")</text:span> pour effectuer les modifications dans l'arborescence.</text:p>
      <text:p text:style-name="P2"/>
      <text:p text:style-name="P2"><text:span text:style-name="T2">Exercice 2</text:span> – <text:span text:style-name="T2">Images des documents Open Office Writer</text:span><text:span text:style-name="T3"> –</text:span><text:span text:style-name="T2"> <text:s/>E</text:span>valuez le bilan comparatif du volume des images existantes dans un document Open Office Writer et du volume de celles qui sont stockées dans le répertoire Pictures de son archive. Les images effectivement insérées figurent dans le fichier content.xml de l'arch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MMonoLt10" svg:font-family="LMMonoLt10"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margin="100%" fo:margin-left="4.001cm" fo:margin-right="4.001cm" fo:margin-top="0cm" fo:margin-bottom="0cm" fo:text-align="start" style:justify-single-word="false" fo:text-indent="0cm" style:auto-text-indent="false" fo:background-color="transparent">
        <style:background-image/>
      </style:paragraph-properties>
      <style:text-properties style:use-window-font-color="tru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Affiche" style:family="paragraph" style:parent-style-name="Standard"/>
    <style:style style:name="Affiche-Info" style:family="paragraph">
      <style:paragraph-properties fo:text-align="center" style:justify-single-word="false"/>
      <style:text-properties fo:color="#996633" fo:font-style="italic" style:font-size-asian="10.5pt"/>
    </style:style>
    <style:style style:name="Titre-Principal" style:family="paragraph" style:parent-style-name="Title"/>
    <style:style style:name="Titre-Secondaire" style:family="paragraph">
      <style:paragraph-properties fo:background-color="#996633">
        <style:background-image/>
      </style:paragraph-properties>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0cm"/>
          <style:tab-stop style:position="15cm" style:type="right"/>
        </style:tab-stops>
      </style:paragraph-properties>
      <style:text-properties fo:font-size="10pt" fo:font-style="italic" style:font-size-asian="10pt" style:font-style-asian="italic" style:font-size-complex="10pt" style:font-style-complex="italic"/>
    </style:style>
    <style:style style:name="MP2" style:family="paragraph" style:parent-style-name="Footer">
      <style:paragraph-properties>
        <style:tab-stops>
          <style:tab-stop style:position="0cm"/>
          <style:tab-stop style:position="13cm" style:type="right"/>
        </style:tab-stops>
      </style:paragraph-properties>
    </style:style>
    <style:style style:name="MT1" style:family="text">
      <style:text-properties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1cm" fo:margin-right="1cm" fo:margin-bottom="0.499cm" style:dynamic-spacing="false"/>
      </style:header-style>
      <style:footer-style>
        <style:header-footer-properties fo:min-height="0.998cm" fo:margin-left="2cm" fo:margin-right="2cm" fo:margin-top="0.499cm" style:dynamic-spacing="false"/>
      </style:footer-style>
    </style:page-layout>
  </office:automatic-styles>
  <office:master-styles>
    <style:master-page style:name="Standard" style:page-layout-name="Mpm1">
      <style:header>
        <text:p text:style-name="MP1"><draw:frame draw:style-name="Mfr1" draw:name="images1" text:anchor-type="paragraph" svg:x="13.712cm" svg:y="-0.055cm" svg:width="1.286cm" svg:height="0.76cm" draw:z-index="0"><draw:image xlink:href="Pictures/100002010000004C0000002D4A353B9E.png" xlink:type="simple" xlink:show="embed" xlink:actuate="onLoad"/></draw:frame>Pour TP3 … module SR1, L3 informatique<text:tab/></text:p>
        <text:p text:style-name="MP1"/>
      </style:header>
      <style:footer>
        <text:p text:style-name="MP2"><text:span text:style-name="MT1">Pour TD3 et TD4</text:span><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nt </meta:initial-creator>
    <meta:creation-date>2012-11-02T16:02:29</meta:creation-date>
    <dc:date>2014-10-13T10:48:34</dc:date>
    <meta:editing-duration>PT2H54M26S</meta:editing-duration>
    <meta:editing-cycles>45</meta:editing-cycles>
    <meta:generator>LibreOffice/3.5$Linux_X86_64 LibreOffice_project/350m1$Build-2</meta:generator>
    <meta:document-statistic meta:table-count="0" meta:image-count="1" meta:object-count="0" meta:page-count="1" meta:paragraph-count="6" meta:word-count="118" meta:character-count="750" meta:non-whitespace-character-count="636"/>
  </office:meta>
</office:document-meta>
</file>